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text-indent="0in" style:auto-text-indent="false"/>
      <style:text-properties style:font-name="Monospace" fo:font-size="8pt" style:font-size-asian="8pt" style:font-size-complex="8pt"/>
    </style:style>
    <style:style style:name="P2" style:family="paragraph" style:parent-style-name="Standard">
      <style:paragraph-properties fo:text-align="start" style:justify-single-word="false" fo:text-indent="0in" style:auto-text-indent="false"/>
      <style:text-properties fo:font-size="8pt" style:font-size-asian="8pt" style:font-size-complex="8pt"/>
    </style:style>
    <style:style style:name="P3" style:family="paragraph" style:parent-style-name="Standard">
      <style:text-properties fo:font-size="8pt" style:font-size-asian="8pt" style:font-size-complex="8pt"/>
    </style:style>
    <style:style style:name="T1" style:family="text">
      <style:text-properties fo:color="#7f0055" loext:opacity="100%" style:font-name="Monospace" fo:font-size="10pt" fo:font-weight="bold" style:font-size-asian="10pt" style:font-weight-asian="bold"/>
    </style:style>
    <style:style style:name="T2" style:family="text">
      <style:text-properties fo:color="#7f0055" loext:opacity="100%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3" style:family="text">
      <style:text-properties fo:color="#7f0055" loext:opacity="100%" style:font-name="Monospace" fo:font-weight="bold" style:font-weight-asian="bold"/>
    </style:style>
    <style:style style:name="T4" style:family="text">
      <style:text-properties fo:color="#7f0055" loext:opacity="100%" style:font-name="Monospace" style:text-underline-style="solid" style:text-underline-width="auto" style:text-underline-color="font-color" fo:font-weight="bold" style:font-weight-asian="bold"/>
    </style:style>
    <style:style style:name="T5" style:family="text">
      <style:text-properties fo:color="#000000" loext:opacity="100%" style:font-name="Monospace" fo:font-size="10pt" style:font-size-asian="10pt"/>
    </style:style>
    <style:style style:name="T6" style:family="text">
      <style:text-properties fo:color="#000000" loext:opacity="100%" style:font-name="Monospace" fo:font-size="10pt" fo:font-style="italic" style:font-size-asian="10pt" style:font-style-asian="italic"/>
    </style:style>
    <style:style style:name="T7" style:family="text">
      <style:text-properties fo:color="#000000" loext:opacity="100%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000000" loext:opacity="100%" style:font-name="Monospace"/>
    </style:style>
    <style:style style:name="T9" style:family="text">
      <style:text-properties fo:color="#000000" loext:opacity="100%" style:font-name="Monospace" fo:font-style="italic" style:font-style-asian="italic"/>
    </style:style>
    <style:style style:name="T10" style:family="text">
      <style:text-properties fo:color="#000000" loext:opacity="100%" style:font-name="Monospace" style:text-underline-style="solid" style:text-underline-width="auto" style:text-underline-color="font-color"/>
    </style:style>
    <style:style style:name="T11" style:family="text">
      <style:text-properties style:font-name="Monospace"/>
    </style:style>
    <style:style style:name="T12" style:family="text">
      <style:text-properties style:font-name="Monospace" fo:font-size="10pt" style:font-size-asian="10pt"/>
    </style:style>
    <style:style style:name="T13" style:family="text">
      <style:text-properties fo:color="#0000c0" loext:opacity="100%" style:font-name="Monospace" fo:font-size="10pt" style:font-size-asian="10pt"/>
    </style:style>
    <style:style style:name="T14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15" style:family="text">
      <style:text-properties fo:color="#0000c0" loext:opacity="100%" style:font-name="Monospace" fo:font-size="10pt" style:text-underline-style="solid" style:text-underline-width="auto" style:text-underline-color="font-color" style:font-size-asian="10pt"/>
    </style:style>
    <style:style style:name="T16" style:family="text">
      <style:text-properties fo:color="#0000c0" loext:opacity="100%" style:font-name="Monospace"/>
    </style:style>
    <style:style style:name="T17" style:family="text">
      <style:text-properties fo:color="#0000c0" loext:opacity="100%" style:font-name="Monospace" fo:font-style="italic" fo:font-weight="bold" style:font-style-asian="italic" style:font-weight-asian="bold"/>
    </style:style>
    <style:style style:name="T18" style:family="text">
      <style:text-properties fo:color="#0000c0" loext:opacity="100%" style:font-name="Monospace" style:text-underline-style="solid" style:text-underline-width="auto" style:text-underline-color="font-color"/>
    </style:style>
    <style:style style:name="T19" style:family="text">
      <style:text-properties fo:color="#6a3e3e" loext:opacity="100%" style:font-name="Monospace" fo:font-size="10pt" style:font-size-asian="10pt"/>
    </style:style>
    <style:style style:name="T20" style:family="text">
      <style:text-properties fo:color="#6a3e3e" loext:opacity="100%" style:font-name="Monospace"/>
    </style:style>
    <style:style style:name="T21" style:family="text">
      <style:text-properties fo:color="#3f7f5f" loext:opacity="100%" style:font-name="Monospace" fo:font-size="10pt" style:font-size-asian="10pt"/>
    </style:style>
    <style:style style:name="T22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23" style:family="text">
      <style:text-properties fo:color="#3f7f5f" loext:opacity="100%" style:font-name="Monospace"/>
    </style:style>
    <style:style style:name="T24" style:family="text">
      <style:text-properties fo:color="#3f7f5f" loext:opacity="100%" style:font-name="Monospace" style:text-underline-style="solid" style:text-underline-width="auto" style:text-underline-color="font-color"/>
    </style:style>
    <style:style style:name="T25" style:family="text">
      <style:text-properties fo:color="#2a00ff" loext:opacity="100%" style:font-name="Monospace" fo:font-size="10pt" style:font-size-asian="10pt"/>
    </style:style>
    <style:style style:name="T26" style:family="text">
      <style:text-properties fo:color="#2a00ff" loext:opacity="100%" style:font-name="Monospace"/>
    </style:style>
    <style:style style:name="T27" style:family="text">
      <style:text-properties fo:color="#646464" loext:opacity="100%" style:font-name="Monospace" fo:font-size="10pt" style:font-size-asian="10pt"/>
    </style:style>
    <style:style style:name="T28" style:family="text">
      <style:text-properties fo:color="#646464" loext:opacity="100%" style:font-name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2"><text:span text:style-name="T8"/></text:p>
      <text:p text:style-name="P2" loext:marker-style-name="T12"><text:span text:style-name="T3">public</text:span><text:span text:style-name="T8"> </text:span><text:span text:style-name="T3">class</text:span><text:span text:style-name="T8"> hotelms2 {</text:span></text:p>
      <text:p text:style-name="P2" loext:marker-style-name="T12"><text:span text:style-name="T8"><text:s text:c="4"/></text:span><text:span text:style-name="T3">private</text:span><text:span text:style-name="T8"> </text:span><text:span text:style-name="T3">final</text:span><text:span text:style-name="T8"> List&lt;Hotel&gt; </text:span><text:span text:style-name="T16">hotels</text:span><text:span text:style-name="T8"> = </text:span><text:span text:style-name="T3">new</text:span><text:span text:style-name="T8"> ArrayList&lt;&gt;();</text:span></text:p>
      <text:p text:style-name="P2" loext:marker-style-name="T12"><text:span text:style-name="T8"><text:s text:c="4"/></text:span><text:span text:style-name="T3">private</text:span><text:span text:style-name="T8"> </text:span><text:span text:style-name="T3">static</text:span><text:span text:style-name="T8"> </text:span><text:span text:style-name="T3">final</text:span><text:span text:style-name="T8"> </text:span><text:span text:style-name="T3">int</text:span><text:span text:style-name="T8"> </text:span><text:span text:style-name="T17">MAX_HOTELS</text:span><text:span text:style-name="T8"> = 50;</text:span></text:p>
      <text:p text:style-name="P1" loext:marker-style-name="T12"/>
      <text:p text:style-name="P2" loext:marker-style-name="T12"><text:span text:style-name="T8"><text:s text:c="4"/></text:span><text:span text:style-name="T3">public</text:span><text:span text:style-name="T8"> </text:span><text:span text:style-name="T3">boolean</text:span><text:span text:style-name="T8"> addHotel(Hotel </text:span><text:span text:style-name="T20">hotel</text:span><text:span text:style-name="T8">) {</text:span></text:p>
      <text:p text:style-name="P2" loext:marker-style-name="T12"><text:span text:style-name="T8"><text:s text:c="8"/></text:span><text:span text:style-name="T3">if</text:span><text:span text:style-name="T8"> (</text:span><text:span text:style-name="T16">hotels</text:span><text:span text:style-name="T8">.size() &lt; </text:span><text:span text:style-name="T17">MAX_HOTELS</text:span><text:span text:style-name="T8">) {</text:span></text:p>
      <text:p text:style-name="P2" loext:marker-style-name="T12"><text:span text:style-name="T8"><text:s text:c="12"/></text:span><text:span text:style-name="T16">hotels</text:span><text:span text:style-name="T8">.add(</text:span><text:span text:style-name="T20">hotel</text:span><text:span text:style-name="T8">);</text:span></text:p>
      <text:p text:style-name="P2" loext:marker-style-name="T12"><text:span text:style-name="T8"><text:s text:c="12"/></text:span><text:span text:style-name="T3">return</text:span><text:span text:style-name="T8"> </text:span><text:span text:style-name="T3">true</text:span><text:span text:style-name="T8">;</text:span></text:p>
      <text:p text:style-name="P2" loext:marker-style-name="T12"><text:span text:style-name="T8"><text:s text:c="8"/>}</text:span><text:span text:style-name="T8"/></text:p>
      <text:p text:style-name="P2" loext:marker-style-name="T12"><text:span text:style-name="T8"><text:s text:c="8"/></text:span><text:span text:style-name="T3">return</text:span><text:span text:style-name="T8"> </text:span><text:span text:style-name="T3">false</text:span><text:span text:style-name="T8">;</text:span></text:p>
      <text:p text:style-name="P2" loext:marker-style-name="T12"><text:span text:style-name="T8"><text:s text:c="4"/>}</text:span><text:span text:style-name="T8"/></text:p>
      <text:p text:style-name="P1" loext:marker-style-name="T12"/>
      <text:p text:style-name="P2" loext:marker-style-name="T12"><text:span text:style-name="T8"><text:s text:c="4"/></text:span><text:span text:style-name="T3">public</text:span><text:span text:style-name="T8"> List&lt;Hotel&gt; getHotels() {</text:span></text:p>
      <text:p text:style-name="P2" loext:marker-style-name="T12"><text:span text:style-name="T8"><text:s text:c="8"/></text:span><text:span text:style-name="T3">return</text:span><text:span text:style-name="T8"> Collections.</text:span><text:span text:style-name="T9">unmodifiableList</text:span><text:span text:style-name="T8">(</text:span><text:span text:style-name="T16">hotels</text:span><text:span text:style-name="T8">);</text:span></text:p>
      <text:p text:style-name="P2" loext:marker-style-name="T12"><text:span text:style-name="T8"><text:s text:c="4"/>}</text:span><text:span text:style-name="T8"/></text:p>
      <text:p text:style-name="P1" loext:marker-style-name="T12"/>
      <text:p text:style-name="P2" loext:marker-style-name="T12"><text:span text:style-name="T8"><text:s text:c="4"/></text:span><text:span text:style-name="T3">public</text:span><text:span text:style-name="T8"> </text:span><text:span text:style-name="T3">static</text:span><text:span text:style-name="T8"> </text:span><text:span text:style-name="T3">void</text:span><text:span text:style-name="T8"> main(String[] </text:span><text:span text:style-name="T20">args</text:span><text:span text:style-name="T8">) {</text:span></text:p>
      <text:p text:style-name="P2" loext:marker-style-name="T12"><text:span text:style-name="T8"><text:s text:c="8"/>hotelms2 </text:span><text:span text:style-name="T20">hms</text:span><text:span text:style-name="T8"> = </text:span><text:span text:style-name="T3">new</text:span><text:span text:style-name="T8"> hotelms2();</text:span></text:p>
      <text:p text:style-name="P2" loext:marker-style-name="T12"><text:span text:style-name="T8"><text:s text:c="8"/>Admin </text:span><text:span text:style-name="T20">admin</text:span><text:span text:style-name="T8"> = </text:span><text:span text:style-name="T3">new</text:span><text:span text:style-name="T8"> Admin();</text:span></text:p>
      <text:p text:style-name="P1" loext:marker-style-name="T12"/>
      <text:p text:style-name="P2" loext:marker-style-name="T12"><text:span text:style-name="T8"><text:s text:c="8"/></text:span><text:span text:style-name="T23">// Create 5 hotels with rooms</text:span></text:p>
      <text:p text:style-name="P2" loext:marker-style-name="T12"><text:span text:style-name="T8"><text:s text:c="8"/></text:span><text:span text:style-name="T3">for</text:span><text:span text:style-name="T8"> (</text:span><text:span text:style-name="T3">int</text:span><text:span text:style-name="T8"> </text:span><text:span text:style-name="T20">i</text:span><text:span text:style-name="T8"> = 1; </text:span><text:span text:style-name="T20">i</text:span><text:span text:style-name="T8"> &lt;= 5; </text:span><text:span text:style-name="T20">i</text:span><text:span text:style-name="T8">++) {</text:span></text:p>
      <text:p text:style-name="P2" loext:marker-style-name="T12"><text:span text:style-name="T8"><text:s text:c="12"/>Hotel </text:span><text:span text:style-name="T20">hotel</text:span><text:span text:style-name="T8"> = </text:span><text:span text:style-name="T3">new</text:span><text:span text:style-name="T8"> Hotel(</text:span><text:span text:style-name="T26">"Hotel "</text:span><text:span text:style-name="T8"> + </text:span><text:span text:style-name="T20">i</text:span><text:span text:style-name="T8">, </text:span><text:span text:style-name="T20">i</text:span><text:span text:style-name="T8">);</text:span></text:p>
      <text:p text:style-name="P2" loext:marker-style-name="T12"><text:span text:style-name="T8"><text:s text:c="12"/></text:span><text:span text:style-name="T20">admin</text:span><text:span text:style-name="T8">.addRoom(</text:span><text:span text:style-name="T20">hotel</text:span><text:span text:style-name="T8">, </text:span><text:span text:style-name="T3">new</text:span><text:span text:style-name="T8"> Room(</text:span><text:span text:style-name="T26">"10"</text:span><text:span text:style-name="T8"> + </text:span><text:span text:style-name="T20">i</text:span><text:span text:style-name="T8">, </text:span><text:span text:style-name="T10">RoomStyle</text:span><text:span text:style-name="T8">.STANDARD, </text:span><text:span text:style-name="T10">RoomStatus</text:span><text:span text:style-name="T8">.AVAILABLE, 100.0));</text:span></text:p>
      <text:p text:style-name="P2" loext:marker-style-name="T12"><text:span text:style-name="T8"><text:s text:c="12"/></text:span><text:span text:style-name="T20">admin</text:span><text:span text:style-name="T8">.addRoom(</text:span><text:span text:style-name="T20">hotel</text:span><text:span text:style-name="T8">, </text:span><text:span text:style-name="T3">new</text:span><text:span text:style-name="T8"> Room(</text:span><text:span text:style-name="T26">"20"</text:span><text:span text:style-name="T8"> + </text:span><text:span text:style-name="T20">i</text:span><text:span text:style-name="T8">, </text:span><text:span text:style-name="T10">RoomStyle</text:span><text:span text:style-name="T8">.DELUXE, </text:span><text:span text:style-name="T10">RoomStatus</text:span><text:span text:style-name="T8">.AVAILABLE, 150.0));</text:span></text:p>
      <text:p text:style-name="P2" loext:marker-style-name="T12"><text:span text:style-name="T8"><text:s text:c="12"/></text:span><text:span text:style-name="T20">hms</text:span><text:span text:style-name="T8">.addHotel(</text:span><text:span text:style-name="T20">hotel</text:span><text:span text:style-name="T8">);</text:span></text:p>
      <text:p text:style-name="P2" loext:marker-style-name="T12"><text:span text:style-name="T8"><text:s text:c="8"/>}</text:span><text:span text:style-name="T8"/></text:p>
      <text:p text:style-name="P1" loext:marker-style-name="T12"/>
      <text:p text:style-name="P2" loext:marker-style-name="T12"><text:span text:style-name="T8"><text:s text:c="8"/></text:span><text:span text:style-name="T23">// Guest searches for a standard room</text:span></text:p>
      <text:p text:style-name="P2" loext:marker-style-name="T12"><text:span text:style-name="T8"><text:s text:c="8"/>SearchService </text:span><text:span text:style-name="T20">searchService</text:span><text:span text:style-name="T8"> = </text:span><text:span text:style-name="T3">new</text:span><text:span text:style-name="T8"> SearchService(</text:span><text:span text:style-name="T20">hms</text:span><text:span text:style-name="T8">);</text:span></text:p>
      <text:p text:style-name="P2" loext:marker-style-name="T12"><text:span text:style-name="T8"><text:s text:c="8"/>List&lt;Room&gt; </text:span><text:span text:style-name="T20">availableRooms</text:span><text:span text:style-name="T8"> = </text:span><text:span text:style-name="T20">searchService</text:span><text:span text:style-name="T8">.findAvailableRooms(</text:span><text:span text:style-name="T10">RoomStyle</text:span><text:span text:style-name="T8">.STANDARD, </text:span><text:span text:style-name="T3">new</text:span><text:span text:style-name="T8"> Date(), 2);</text:span></text:p>
      <text:p text:style-name="P2" loext:marker-style-name="T12"><text:span text:style-name="T8"><text:s text:c="8"/></text:span><text:span text:style-name="T8"/></text:p>
      <text:p text:style-name="P2" loext:marker-style-name="T12"><text:span text:style-name="T8"><text:s text:c="8"/></text:span><text:span text:style-name="T3">if</text:span><text:span text:style-name="T8"> (!</text:span><text:span text:style-name="T20">availableRooms</text:span><text:span text:style-name="T8">.isEmpty()) {</text:span></text:p>
      <text:p text:style-name="P2" loext:marker-style-name="T12"><text:span text:style-name="T8"><text:s text:c="12"/>Room </text:span><text:span text:style-name="T20">roomToBook</text:span><text:span text:style-name="T8"> = </text:span><text:span text:style-name="T20">availableRooms</text:span><text:span text:style-name="T8">.get(0);</text:span></text:p>
      <text:p text:style-name="P2" loext:marker-style-name="T12"><text:span text:style-name="T8"><text:s text:c="12"/></text:span><text:span text:style-name="T10">Guest</text:span><text:span text:style-name="T8"> </text:span><text:span text:style-name="T20">guest</text:span><text:span text:style-name="T8"> = </text:span><text:span text:style-name="T3">new</text:span><text:span text:style-name="T8"> </text:span><text:span text:style-name="T10">Guest</text:span><text:span text:style-name="T8">(</text:span><text:span text:style-name="T26">"John Doe"</text:span><text:span text:style-name="T8">, </text:span><text:span text:style-name="T26">"john@example.com"</text:span><text:span text:style-name="T8">);</text:span></text:p>
      <text:p text:style-name="P2" loext:marker-style-name="T12"><text:span text:style-name="T8"><text:s text:c="12"/></text:span><text:span text:style-name="T8"/></text:p>
      <text:p text:style-name="P2" loext:marker-style-name="T12"><text:span text:style-name="T8"><text:s text:c="12"/></text:span><text:span text:style-name="T23">// Create booking</text:span></text:p>
      <text:p text:style-name="P2" loext:marker-style-name="T12"><text:span text:style-name="T8"><text:s text:c="12"/></text:span><text:span text:style-name="T10">BookingService</text:span><text:span text:style-name="T8"> </text:span><text:span text:style-name="T20">bookingService</text:span><text:span text:style-name="T8"> = </text:span><text:span text:style-name="T3">new</text:span><text:span text:style-name="T8"> </text:span><text:span text:style-name="T10">BookingService</text:span><text:span text:style-name="T8">();</text:span></text:p>
      <text:p text:style-name="P2" loext:marker-style-name="T12"><text:span text:style-name="T8"><text:s text:c="12"/>RoomBooking </text:span><text:span text:style-name="T20">booking</text:span><text:span text:style-name="T8"> = </text:span><text:span text:style-name="T20">bookingService</text:span><text:span text:style-name="T8">.createBooking(</text:span></text:p>
      <text:p text:style-name="P2" loext:marker-style-name="T12"><text:span text:style-name="T8"><text:s text:c="16"/></text:span><text:span text:style-name="T20">guest</text:span><text:span text:style-name="T8">, </text:span></text:p>
      <text:p text:style-name="P2" loext:marker-style-name="T12"><text:span text:style-name="T8"><text:s text:c="16"/>Collections.</text:span><text:span text:style-name="T9">singletonList</text:span><text:span text:style-name="T8">(</text:span><text:span text:style-name="T20">roomToBook</text:span><text:span text:style-name="T8">),</text:span></text:p>
      <text:p text:style-name="P2" loext:marker-style-name="T12"><text:span text:style-name="T8"><text:s text:c="16"/></text:span><text:span text:style-name="T3">new</text:span><text:span text:style-name="T8"> Date(), </text:span></text:p>
      <text:p text:style-name="P2" loext:marker-style-name="T12"><text:span text:style-name="T8"><text:s text:c="16"/>2</text:span><text:span text:style-name="T8"/></text:p>
      <text:p text:style-name="P2" loext:marker-style-name="T12"><text:span text:style-name="T8"><text:s text:c="12"/>);</text:span><text:span text:style-name="T8"/></text:p>
      <text:p text:style-name="P2" loext:marker-style-name="T12"><text:span text:style-name="T8"><text:s text:c="12"/></text:span><text:span text:style-name="T8"/></text:p>
      <text:p text:style-name="P2" loext:marker-style-name="T12"><text:span text:style-name="T8"><text:s text:c="12"/></text:span><text:span text:style-name="T23">// Check-in</text:span></text:p>
      <text:p text:style-name="P2" loext:marker-style-name="T12"><text:span text:style-name="T8"><text:s text:c="12"/></text:span><text:span text:style-name="T10">Receptionist</text:span><text:span text:style-name="T8"> </text:span><text:span text:style-name="T20">receptionist</text:span><text:span text:style-name="T8"> = </text:span><text:span text:style-name="T3">new</text:span><text:span text:style-name="T8"> </text:span><text:span text:style-name="T10">Receptionist</text:span><text:span text:style-name="T8">();</text:span></text:p>
      <text:p text:style-name="P2" loext:marker-style-name="T12"><text:span text:style-name="T8"><text:s text:c="12"/></text:span><text:span text:style-name="T20">receptionist</text:span><text:span text:style-name="T8">.checkInGuest(</text:span><text:span text:style-name="T20">guest</text:span><text:span text:style-name="T8">, </text:span><text:span text:style-name="T20">booking</text:span><text:span text:style-name="T8">);</text:span></text:p>
      <text:p text:style-name="P2" loext:marker-style-name="T12"><text:span text:style-name="T8"><text:s text:c="12"/></text:span><text:span text:style-name="T8"/></text:p>
      <text:p text:style-name="P2" loext:marker-style-name="T12"><text:span text:style-name="T8"><text:s text:c="12"/></text:span><text:span text:style-name="T23">// Simulate additional charges</text:span></text:p>
      <text:p text:style-name="P2" loext:marker-style-name="T12"><text:span text:style-name="T8"><text:s text:c="12"/></text:span><text:span text:style-name="T20">booking</text:span><text:span text:style-name="T8">.applyServiceCharge(20.0);</text:span></text:p>
      <text:p text:style-name="P2" loext:marker-style-name="T12"><text:span text:style-name="T8"><text:s text:c="12"/></text:span><text:span text:style-name="T20">booking</text:span><text:span text:style-name="T8">.applyPurchaseCharge(30.0);</text:span></text:p>
      <text:p text:style-name="P2" loext:marker-style-name="T12"><text:span text:style-name="T8"><text:s text:c="12"/></text:span><text:span text:style-name="T8"/></text:p>
      <text:p text:style-name="P2" loext:marker-style-name="T12"><text:span text:style-name="T8"><text:s text:c="12"/></text:span><text:span text:style-name="T23">// Check-out</text:span></text:p>
      <text:p text:style-name="P2" loext:marker-style-name="T12"><text:span text:style-name="T8"><text:s text:c="12"/></text:span><text:span text:style-name="T20">receptionist</text:span><text:span text:style-name="T8">.checkOutGuest(</text:span><text:span text:style-name="T20">guest</text:span><text:span text:style-name="T8">, </text:span><text:span text:style-name="T20">booking</text:span><text:span text:style-name="T8">);</text:span></text:p>
      <text:p text:style-name="P2" loext:marker-style-name="T12"><text:span text:style-name="T8"><text:s text:c="12"/></text:span><text:span text:style-name="T8"/></text:p>
      <text:p text:style-name="P2" loext:marker-style-name="T12"><text:span text:style-name="T8"><text:s text:c="12"/></text:span><text:span text:style-name="T23">// Generate bill</text:span></text:p>
      <text:p text:style-name="P2" loext:marker-style-name="T12"><text:span text:style-name="T8"><text:s text:c="12"/>BillGeneration </text:span><text:span text:style-name="T20">billGenerator</text:span><text:span text:style-name="T8"> = </text:span><text:span text:style-name="T3">new</text:span><text:span text:style-name="T8"> BillGeneration();</text:span></text:p>
      <text:p text:style-name="P2" loext:marker-style-name="T12"><text:span text:style-name="T8"><text:s text:c="12"/></text:span><text:span text:style-name="T20">billGenerator</text:span><text:span text:style-name="T8">.printBill(</text:span><text:span text:style-name="T20">booking</text:span><text:span text:style-name="T8">);</text:span></text:p>
      <text:p text:style-name="P2" loext:marker-style-name="T12"><text:span text:style-name="T8"><text:s text:c="8"/>} </text:span><text:span text:style-name="T3">else</text:span><text:span text:style-name="T8"> {</text:span></text:p>
      <text:p text:style-name="P2" loext:marker-style-name="T12"><text:span text:style-name="T8"><text:s text:c="12"/>System.</text:span><text:span text:style-name="T17">out</text:span><text:span text:style-name="T8">.println(</text:span><text:span text:style-name="T26">"No available rooms found"</text:span><text:span text:style-name="T8">);</text:span></text:p>
      <text:p text:style-name="P2" loext:marker-style-name="T12"><text:span text:style-name="T8"><text:s text:c="8"/>}</text:span><text:span text:style-name="T8"/></text:p>
      <text:p text:style-name="P2" loext:marker-style-name="T12"><text:span text:style-name="T8"><text:s text:c="4"/>}</text:span><text:span text:style-name="T8"/></text:p>
      <text:p text:style-name="P2" loext:marker-style-name="T12"><text:span text:style-name="T8">}</text:span><text:span text:style-name="T8"/></text:p>
      <text:p text:style-name="P1" loext:marker-style-name="T12"/>
      <text:p text:style-name="P2" loext:marker-style-name="T12"><text:span text:style-name="T23"/></text:p>
      <text:p text:style-name="P2" loext:marker-style-name="T12"><text:span text:style-name="T23"/></text:p>
      <text:p text:style-name="P2" loext:marker-style-name="T12"><text:span text:style-name="T23"/></text:p>
      <text:p text:style-name="P2" loext:marker-style-name="T12"><text:span text:style-name="T23"/></text:p>
      <text:p text:style-name="P2" loext:marker-style-name="T12"><text:span text:style-name="T23"/></text:p>
      <text:p text:style-name="P2" loext:marker-style-name="T12"><text:span text:style-name="T23"/></text:p>
      <text:p text:style-name="P2" loext:marker-style-name="T12"><text:span text:style-name="T23"/></text:p>
      <text:p text:style-name="P2" loext:marker-style-name="T12"><text:span text:style-name="T23"/></text:p>
      <text:p text:style-name="P2" loext:marker-style-name="T12"><text:span text:style-name="T23"/></text:p>
      <text:p text:style-name="P2" loext:marker-style-name="T12"><text:span text:style-name="T23"/></text:p>
      <text:p text:style-name="P2" loext:marker-style-name="T12"><text:soft-page-break/><text:span text:style-name="T23"/></text:p>
      <text:p text:style-name="P2" loext:marker-style-name="T12"><text:span text:style-name="T23"/></text:p>
      <text:p text:style-name="P2" loext:marker-style-name="T12"><text:span text:style-name="T23">// Updated Hotel class</text:span><text:span text:style-name="T23"/></text:p>
      <text:p text:style-name="P2" loext:marker-style-name="T12"><text:span text:style-name="T3">class</text:span><text:span text:style-name="T8"> Hotel {</text:span></text:p>
      <text:p text:style-name="P2" loext:marker-style-name="T12"><text:span text:style-name="T8"><text:s text:c="4"/></text:span><text:span text:style-name="T3">private</text:span><text:span text:style-name="T8"> String </text:span><text:span text:style-name="T18">name</text:span><text:span text:style-name="T8">;</text:span></text:p>
      <text:p text:style-name="P2" loext:marker-style-name="T12"><text:span text:style-name="T8"><text:s text:c="4"/></text:span><text:span text:style-name="T3">private</text:span><text:span text:style-name="T8"> </text:span><text:span text:style-name="T3">int</text:span><text:span text:style-name="T8"> </text:span><text:span text:style-name="T18">id</text:span><text:span text:style-name="T8">;</text:span></text:p>
      <text:p text:style-name="P2" loext:marker-style-name="T12"><text:span text:style-name="T8"><text:s text:c="4"/></text:span><text:span text:style-name="T3">private</text:span><text:span text:style-name="T8"> List&lt;Room&gt; </text:span><text:span text:style-name="T16">rooms</text:span><text:span text:style-name="T8"> = </text:span><text:span text:style-name="T3">new</text:span><text:span text:style-name="T8"> ArrayList&lt;&gt;();</text:span></text:p>
      <text:p text:style-name="P1" loext:marker-style-name="T12"/>
      <text:p text:style-name="P2" loext:marker-style-name="T12"><text:span text:style-name="T8"><text:s text:c="4"/></text:span><text:span text:style-name="T3">public</text:span><text:span text:style-name="T8"> Hotel(String </text:span><text:span text:style-name="T20">name</text:span><text:span text:style-name="T8">, </text:span><text:span text:style-name="T3">int</text:span><text:span text:style-name="T8"> </text:span><text:span text:style-name="T20">id</text:span><text:span text:style-name="T8">) {</text:span></text:p>
      <text:p text:style-name="P2" loext:marker-style-name="T12"><text:span text:style-name="T8"><text:s text:c="8"/></text:span><text:span text:style-name="T3">this</text:span><text:span text:style-name="T8">.</text:span><text:span text:style-name="T16">name</text:span><text:span text:style-name="T8"> = </text:span><text:span text:style-name="T20">name</text:span><text:span text:style-name="T8">;</text:span></text:p>
      <text:p text:style-name="P2" loext:marker-style-name="T12"><text:span text:style-name="T8"><text:s text:c="8"/></text:span><text:span text:style-name="T3">this</text:span><text:span text:style-name="T8">.</text:span><text:span text:style-name="T16">id</text:span><text:span text:style-name="T8"> = </text:span><text:span text:style-name="T20">id</text:span><text:span text:style-name="T8">;</text:span></text:p>
      <text:p text:style-name="P2" loext:marker-style-name="T12"><text:span text:style-name="T8"><text:s text:c="4"/>}</text:span><text:span text:style-name="T8"/></text:p>
      <text:p text:style-name="P1" loext:marker-style-name="T12"/>
      <text:p text:style-name="P2" loext:marker-style-name="T12"><text:span text:style-name="T8"><text:s text:c="4"/></text:span><text:span text:style-name="T3">public</text:span><text:span text:style-name="T8"> </text:span><text:span text:style-name="T3">void</text:span><text:span text:style-name="T8"> addRoom(Room </text:span><text:span text:style-name="T20">room</text:span><text:span text:style-name="T8">) {</text:span></text:p>
      <text:p text:style-name="P2" loext:marker-style-name="T12"><text:span text:style-name="T8"><text:s text:c="8"/></text:span><text:span text:style-name="T16">rooms</text:span><text:span text:style-name="T8">.add(</text:span><text:span text:style-name="T20">room</text:span><text:span text:style-name="T8">);</text:span></text:p>
      <text:p text:style-name="P2" loext:marker-style-name="T12"><text:span text:style-name="T8"><text:s text:c="4"/>}</text:span><text:span text:style-name="T8"/></text:p>
      <text:p text:style-name="P1" loext:marker-style-name="T12"/>
      <text:p text:style-name="P2" loext:marker-style-name="T12"><text:span text:style-name="T8"><text:s text:c="4"/></text:span><text:span text:style-name="T3">public</text:span><text:span text:style-name="T8"> List&lt;Room&gt; getRooms() {</text:span></text:p>
      <text:p text:style-name="P2" loext:marker-style-name="T12"><text:span text:style-name="T8"><text:s text:c="8"/></text:span><text:span text:style-name="T3">return</text:span><text:span text:style-name="T8"> Collections.</text:span><text:span text:style-name="T9">unmodifiableList</text:span><text:span text:style-name="T8">(</text:span><text:span text:style-name="T16">rooms</text:span><text:span text:style-name="T8">);</text:span></text:p>
      <text:p text:style-name="P2" loext:marker-style-name="T12"><text:span text:style-name="T8"><text:s text:c="4"/>}</text:span><text:span text:style-name="T8"/></text:p>
      <text:p text:style-name="P2" loext:marker-style-name="T12"><text:span text:style-name="T8">}</text:span><text:span text:style-name="T8"/></text:p>
      <text:p text:style-name="P1" loext:marker-style-name="T12"/>
      <text:p text:style-name="P2" loext:marker-style-name="T12"><text:span text:style-name="T3">class</text:span><text:span text:style-name="T8"> Room {</text:span></text:p>
      <text:p text:style-name="P2" loext:marker-style-name="T12"><text:span text:style-name="T8"><text:s text:c="4"/></text:span><text:span text:style-name="T3">private</text:span><text:span text:style-name="T8"> </text:span><text:span text:style-name="T3">final</text:span><text:span text:style-name="T8"> String </text:span><text:span text:style-name="T16">roomId</text:span><text:span text:style-name="T8">; <text:s text:c="5"/></text:span><text:span text:style-name="T23">// Unique across all hotels</text:span></text:p>
      <text:p text:style-name="P2" loext:marker-style-name="T12"><text:span text:style-name="T8"><text:s text:c="4"/></text:span><text:span text:style-name="T3">private</text:span><text:span text:style-name="T8"> </text:span><text:span text:style-name="T3">final</text:span><text:span text:style-name="T8"> String </text:span><text:span text:style-name="T16">roomNumber</text:span><text:span text:style-name="T8">; <text:s/></text:span><text:span text:style-name="T23">// Room number within the hotel</text:span></text:p>
      <text:p text:style-name="P2" loext:marker-style-name="T12"><text:span text:style-name="T8"><text:s text:c="4"/></text:span><text:span text:style-name="T3">private</text:span><text:span text:style-name="T8"> </text:span><text:span text:style-name="T3">final</text:span><text:span text:style-name="T8"> </text:span><text:span text:style-name="T3">int</text:span><text:span text:style-name="T8"> </text:span><text:span text:style-name="T16">hotelId</text:span><text:span text:style-name="T8">; <text:s text:c="7"/></text:span><text:span text:style-name="T23">// To identify which hotel this room belongs to</text:span></text:p>
      <text:p text:style-name="P2" loext:marker-style-name="T12"><text:span text:style-name="T8"><text:s text:c="4"/></text:span><text:span text:style-name="T3">private</text:span><text:span text:style-name="T8"> </text:span><text:span text:style-name="T10">RoomStyle</text:span><text:span text:style-name="T8"> </text:span><text:span text:style-name="T16">roomStyle</text:span><text:span text:style-name="T8">;</text:span></text:p>
      <text:p text:style-name="P2" loext:marker-style-name="T12"><text:span text:style-name="T8"><text:s text:c="4"/></text:span><text:span text:style-name="T3">private</text:span><text:span text:style-name="T8"> </text:span><text:span text:style-name="T10">RoomStatus</text:span><text:span text:style-name="T8"> </text:span><text:span text:style-name="T16">roomStatus</text:span><text:span text:style-name="T8">;</text:span></text:p>
      <text:p text:style-name="P2" loext:marker-style-name="T12"><text:span text:style-name="T8"><text:s text:c="4"/></text:span><text:span text:style-name="T3">private</text:span><text:span text:style-name="T8"> </text:span><text:span text:style-name="T3">double</text:span><text:span text:style-name="T8"> </text:span><text:span text:style-name="T16">bookingPrice</text:span><text:span text:style-name="T8">;</text:span></text:p>
      <text:p text:style-name="P1" loext:marker-style-name="T12"/>
      <text:p text:style-name="P2" loext:marker-style-name="T12"><text:span text:style-name="T8"><text:s text:c="4"/></text:span><text:span text:style-name="T3">public</text:span><text:span text:style-name="T8"> Room(String </text:span><text:span text:style-name="T20">roomId</text:span><text:span text:style-name="T8">, String </text:span><text:span text:style-name="T20">roomNumber</text:span><text:span text:style-name="T8">, </text:span><text:span text:style-name="T3">int</text:span><text:span text:style-name="T8"> </text:span><text:span text:style-name="T20">hotelId</text:span><text:span text:style-name="T8">, </text:span><text:span text:style-name="T10">RoomStyle</text:span><text:span text:style-name="T8"> </text:span><text:span text:style-name="T20">style</text:span><text:span text:style-name="T8">, </text:span><text:span text:style-name="T10">RoomStatus</text:span><text:span text:style-name="T8"> </text:span><text:span text:style-name="T20">status</text:span><text:span text:style-name="T8">, </text:span><text:span text:style-name="T3">double</text:span><text:span text:style-name="T8"> </text:span><text:span text:style-name="T20">price</text:span><text:span text:style-name="T8">) {</text:span></text:p>
      <text:p text:style-name="P2" loext:marker-style-name="T12"><text:span text:style-name="T8"><text:s text:c="8"/></text:span><text:span text:style-name="T3">this</text:span><text:span text:style-name="T8">.</text:span><text:span text:style-name="T16">roomId</text:span><text:span text:style-name="T8"> = </text:span><text:span text:style-name="T20">roomId</text:span><text:span text:style-name="T8">;</text:span></text:p>
      <text:p text:style-name="P2" loext:marker-style-name="T12"><text:span text:style-name="T8"><text:s text:c="8"/></text:span><text:span text:style-name="T3">this</text:span><text:span text:style-name="T8">.</text:span><text:span text:style-name="T16">roomNumber</text:span><text:span text:style-name="T8"> = </text:span><text:span text:style-name="T20">roomNumber</text:span><text:span text:style-name="T8">;</text:span></text:p>
      <text:p text:style-name="P2" loext:marker-style-name="T12"><text:span text:style-name="T8"><text:s text:c="8"/></text:span><text:span text:style-name="T3">this</text:span><text:span text:style-name="T8">.</text:span><text:span text:style-name="T16">hotelId</text:span><text:span text:style-name="T8"> = </text:span><text:span text:style-name="T20">hotelId</text:span><text:span text:style-name="T8">;</text:span></text:p>
      <text:p text:style-name="P2" loext:marker-style-name="T12"><text:span text:style-name="T8"><text:s text:c="8"/></text:span><text:span text:style-name="T4">this</text:span><text:span text:style-name="T10">.</text:span><text:span text:style-name="T18">roomStyle</text:span><text:span text:style-name="T8"> = </text:span><text:span text:style-name="T20">style</text:span><text:span text:style-name="T8">;</text:span></text:p>
      <text:p text:style-name="P2" loext:marker-style-name="T12"><text:span text:style-name="T8"><text:s text:c="8"/></text:span><text:span text:style-name="T4">this</text:span><text:span text:style-name="T10">.</text:span><text:span text:style-name="T18">roomStatus</text:span><text:span text:style-name="T8"> = </text:span><text:span text:style-name="T20">status</text:span><text:span text:style-name="T8">;</text:span></text:p>
      <text:p text:style-name="P2" loext:marker-style-name="T12"><text:span text:style-name="T8"><text:s text:c="8"/></text:span><text:span text:style-name="T3">this</text:span><text:span text:style-name="T8">.</text:span><text:span text:style-name="T16">bookingPrice</text:span><text:span text:style-name="T8"> = </text:span><text:span text:style-name="T20">price</text:span><text:span text:style-name="T8">;</text:span></text:p>
      <text:p text:style-name="P2" loext:marker-style-name="T12"><text:span text:style-name="T8"><text:s text:c="4"/>}</text:span><text:span text:style-name="T8"/></text:p>
      <text:p text:style-name="P1" loext:marker-style-name="T12"/>
      <text:p text:style-name="P2" loext:marker-style-name="T12"><text:span text:style-name="T8"><text:s text:c="4"/></text:span><text:span text:style-name="T3">public</text:span><text:span text:style-name="T8"> String getRoomId() { </text:span><text:span text:style-name="T3">return</text:span><text:span text:style-name="T8"> </text:span><text:span text:style-name="T16">roomId</text:span><text:span text:style-name="T8">; }</text:span></text:p>
      <text:p text:style-name="P2" loext:marker-style-name="T12"><text:span text:style-name="T8"><text:s text:c="4"/></text:span><text:span text:style-name="T3">public</text:span><text:span text:style-name="T8"> String getRoomNumber() { </text:span><text:span text:style-name="T3">return</text:span><text:span text:style-name="T8"> </text:span><text:span text:style-name="T16">roomNumber</text:span><text:span text:style-name="T8">; }</text:span></text:p>
      <text:p text:style-name="P2" loext:marker-style-name="T12"><text:span text:style-name="T8"><text:s text:c="4"/></text:span><text:span text:style-name="T3">public</text:span><text:span text:style-name="T8"> </text:span><text:span text:style-name="T3">int</text:span><text:span text:style-name="T8"> getHotelId() { </text:span><text:span text:style-name="T3">return</text:span><text:span text:style-name="T8"> </text:span><text:span text:style-name="T16">hotelId</text:span><text:span text:style-name="T8">; }</text:span></text:p>
      <text:p text:style-name="P2" loext:marker-style-name="T12"><text:span text:style-name="T8"><text:s text:c="4"/></text:span><text:span text:style-name="T3">public</text:span><text:span text:style-name="T8"> </text:span><text:span text:style-name="T10">RoomStyle</text:span><text:span text:style-name="T8"> getRoomStyle() { </text:span><text:span text:style-name="T3">return</text:span><text:span text:style-name="T8"> </text:span><text:span text:style-name="T18">roomStyle</text:span><text:span text:style-name="T8">; }</text:span></text:p>
      <text:p text:style-name="P2" loext:marker-style-name="T12"><text:span text:style-name="T8"><text:s text:c="4"/></text:span><text:span text:style-name="T3">public</text:span><text:span text:style-name="T8"> </text:span><text:span text:style-name="T10">RoomStatus</text:span><text:span text:style-name="T8"> getRoomStatus() { </text:span><text:span text:style-name="T3">return</text:span><text:span text:style-name="T8"> </text:span><text:span text:style-name="T18">roomStatus</text:span><text:span text:style-name="T8">; }</text:span></text:p>
      <text:p text:style-name="P2" loext:marker-style-name="T12"><text:span text:style-name="T8"><text:s text:c="4"/></text:span><text:span text:style-name="T3">public</text:span><text:span text:style-name="T8"> </text:span><text:span text:style-name="T3">double</text:span><text:span text:style-name="T8"> getBookingPrice() { </text:span><text:span text:style-name="T3">return</text:span><text:span text:style-name="T8"> </text:span><text:span text:style-name="T16">bookingPrice</text:span><text:span text:style-name="T8">; }</text:span></text:p>
      <text:p text:style-name="P1" loext:marker-style-name="T12"/>
      <text:p text:style-name="P2" loext:marker-style-name="T12"><text:span text:style-name="T8"><text:s text:c="4"/></text:span><text:span text:style-name="T3">public</text:span><text:span text:style-name="T8"> </text:span><text:span text:style-name="T3">void</text:span><text:span text:style-name="T8"> setRoomStatus(</text:span><text:span text:style-name="T10">RoomStatus</text:span><text:span text:style-name="T8"> </text:span><text:span text:style-name="T20">status</text:span><text:span text:style-name="T8">) { </text:span><text:span text:style-name="T4">this</text:span><text:span text:style-name="T10">.</text:span><text:span text:style-name="T18">roomStatus</text:span><text:span text:style-name="T8"> = </text:span><text:span text:style-name="T20">status</text:span><text:span text:style-name="T8">; }</text:span></text:p>
      <text:p text:style-name="P1" loext:marker-style-name="T12"/>
      <text:p text:style-name="P2" loext:marker-style-name="T12"><text:span text:style-name="T8"><text:s text:c="4"/></text:span><text:span text:style-name="T28">@Override</text:span></text:p>
      <text:p text:style-name="P2" loext:marker-style-name="T12"><text:span text:style-name="T8"><text:s text:c="4"/></text:span><text:span text:style-name="T3">public</text:span><text:span text:style-name="T8"> String toString() {</text:span></text:p>
      <text:p text:style-name="P2" loext:marker-style-name="T12"><text:span text:style-name="T8"><text:s text:c="8"/></text:span><text:span text:style-name="T3">return</text:span><text:span text:style-name="T8"> </text:span><text:span text:style-name="T26">"Room{"</text:span><text:span text:style-name="T8"> +</text:span></text:p>
      <text:p text:style-name="P2" loext:marker-style-name="T12"><text:span text:style-name="T8"><text:s text:c="16"/></text:span><text:span text:style-name="T26">"roomId='"</text:span><text:span text:style-name="T8"> + </text:span><text:span text:style-name="T16">roomId</text:span><text:span text:style-name="T8"> + </text:span><text:span text:style-name="T26">'\''</text:span><text:span text:style-name="T8"> +</text:span></text:p>
      <text:p text:style-name="P2" loext:marker-style-name="T12"><text:span text:style-name="T8"><text:s text:c="16"/></text:span><text:span text:style-name="T26">", roomNumber='"</text:span><text:span text:style-name="T8"> + </text:span><text:span text:style-name="T16">roomNumber</text:span><text:span text:style-name="T8"> + </text:span><text:span text:style-name="T26">'\''</text:span><text:span text:style-name="T8"> +</text:span></text:p>
      <text:p text:style-name="P2" loext:marker-style-name="T12"><text:span text:style-name="T8"><text:s text:c="16"/></text:span><text:span text:style-name="T26">", hotelId="</text:span><text:span text:style-name="T8"> + </text:span><text:span text:style-name="T16">hotelId</text:span><text:span text:style-name="T8"> +</text:span></text:p>
      <text:p text:style-name="P2" loext:marker-style-name="T12"><text:span text:style-name="T8"><text:s text:c="16"/></text:span><text:span text:style-name="T26">", roomStyle="</text:span><text:span text:style-name="T8"> + </text:span><text:span text:style-name="T18">roomStyle</text:span><text:span text:style-name="T8"> +</text:span></text:p>
      <text:p text:style-name="P2" loext:marker-style-name="T12"><text:span text:style-name="T8"><text:s text:c="16"/></text:span><text:span text:style-name="T26">", roomStatus="</text:span><text:span text:style-name="T8"> + </text:span><text:span text:style-name="T18">roomStatus</text:span><text:span text:style-name="T8"> +</text:span></text:p>
      <text:p text:style-name="P2" loext:marker-style-name="T12"><text:span text:style-name="T8"><text:s text:c="16"/></text:span><text:span text:style-name="T26">", bookingPrice="</text:span><text:span text:style-name="T8"> + </text:span><text:span text:style-name="T16">bookingPrice</text:span><text:span text:style-name="T8"> +</text:span></text:p>
      <text:p text:style-name="P2" loext:marker-style-name="T12"><text:span text:style-name="T8"><text:s text:c="16"/></text:span><text:span text:style-name="T26">'}'</text:span><text:span text:style-name="T8">;</text:span></text:p>
      <text:p text:style-name="P2" loext:marker-style-name="T12"><text:span text:style-name="T8"><text:s text:c="4"/>}</text:span><text:span text:style-name="T8"/></text:p>
      <text:p text:style-name="P2" loext:marker-style-name="T12"><text:span text:style-name="T8">}</text:span><text:span text:style-name="T8"/></text:p>
      <text:p text:style-name="P1" loext:marker-style-name="T12"/>
      <text:p text:style-name="P2" loext:marker-style-name="T12"><text:span text:style-name="T23">// Updated </text:span><text:span text:style-name="T24">Admin</text:span><text:span text:style-name="T23"> class</text:span></text:p>
      <text:p text:style-name="P2" loext:marker-style-name="T12"><text:span text:style-name="T3">class</text:span><text:span text:style-name="T8"> Admin </text:span><text:span text:style-name="T3">extends</text:span><text:span text:style-name="T8"> </text:span><text:span text:style-name="T10">Person</text:span><text:span text:style-name="T8"> {</text:span></text:p>
      <text:p text:style-name="P2" loext:marker-style-name="T12"><text:span text:style-name="T8"><text:s text:c="4"/></text:span><text:span text:style-name="T3">public</text:span><text:span text:style-name="T8"> </text:span><text:span text:style-name="T3">void</text:span><text:span text:style-name="T8"> addRoom(Hotel </text:span><text:span text:style-name="T20">hotel</text:span><text:span text:style-name="T8">, Room </text:span><text:span text:style-name="T20">room</text:span><text:span text:style-name="T8">) {</text:span></text:p>
      <text:p text:style-name="P2" loext:marker-style-name="T12"><text:span text:style-name="T8"><text:s text:c="8"/></text:span><text:span text:style-name="T20">hotel</text:span><text:span text:style-name="T8">.addRoom(</text:span><text:span text:style-name="T20">room</text:span><text:span text:style-name="T8">);</text:span></text:p>
      <text:p text:style-name="P2" loext:marker-style-name="T12"><text:span text:style-name="T8"><text:s text:c="4"/>}</text:span><text:span text:style-name="T8"/></text:p>
      <text:p text:style-name="P2" loext:marker-style-name="T12"><text:span text:style-name="T8">}</text:span><text:span text:style-name="T8"/></text:p>
      <text:p text:style-name="P2" loext:marker-style-name="T12"><text:span text:style-name="T23"/></text:p>
      <text:p text:style-name="P2" loext:marker-style-name="T12"><text:span text:style-name="T3"/></text:p>
      <text:p text:style-name="P2" loext:marker-style-name="T12"><text:span text:style-name="T3"/></text:p>
      <text:p text:style-name="P2" loext:marker-style-name="T12"><text:span text:style-name="T3"/></text:p>
      <text:p text:style-name="P2" loext:marker-style-name="T12"><text:span text:style-name="T3"/></text:p>
      <text:p text:style-name="P2" loext:marker-style-name="T12"><text:span text:style-name="T3"/></text:p>
      <text:p text:style-name="P2" loext:marker-style-name="T12"><text:span text:style-name="T3"/></text:p>
      <text:p text:style-name="P2" loext:marker-style-name="T12"><text:span text:style-name="T3"/></text:p>
      <text:p text:style-name="P2" loext:marker-style-name="T12"><text:span text:style-name="T3"/></text:p>
      <text:p text:style-name="P2" loext:marker-style-name="T12"><text:span text:style-name="T3"/></text:p>
      <text:p text:style-name="P2" loext:marker-style-name="T12"><text:soft-page-break/><text:span text:style-name="T3"/></text:p>
      <text:p text:style-name="P2" loext:marker-style-name="T12"><text:span text:style-name="T3">class</text:span><text:span text:style-name="T8"> SearchService {</text:span></text:p>
      <text:p text:style-name="P2" loext:marker-style-name="T12"><text:span text:style-name="T8"><text:s text:c="4"/></text:span><text:span text:style-name="T3">private</text:span><text:span text:style-name="T8"> </text:span><text:span text:style-name="T3">final</text:span><text:span text:style-name="T8"> hotelms2 </text:span><text:span text:style-name="T16">hms</text:span><text:span text:style-name="T8">;</text:span></text:p>
      <text:p text:style-name="P1" loext:marker-style-name="T12"/>
      <text:p text:style-name="P2" loext:marker-style-name="T12"><text:span text:style-name="T8"><text:s text:c="4"/></text:span><text:span text:style-name="T3">public</text:span><text:span text:style-name="T8"> SearchService(hotelms2 </text:span><text:span text:style-name="T20">hms</text:span><text:span text:style-name="T8">) {</text:span></text:p>
      <text:p text:style-name="P2" loext:marker-style-name="T12"><text:span text:style-name="T8"><text:s text:c="8"/></text:span><text:span text:style-name="T3">this</text:span><text:span text:style-name="T8">.</text:span><text:span text:style-name="T16">hms</text:span><text:span text:style-name="T8"> = </text:span><text:span text:style-name="T20">hms</text:span><text:span text:style-name="T8">;</text:span></text:p>
      <text:p text:style-name="P2" loext:marker-style-name="T12"><text:span text:style-name="T8"><text:s text:c="4"/>}</text:span><text:span text:style-name="T8"/></text:p>
      <text:p text:style-name="P1" loext:marker-style-name="T12"/>
      <text:p text:style-name="P2" loext:marker-style-name="T12"><text:span text:style-name="T8"><text:s text:c="4"/></text:span><text:span text:style-name="T3">public</text:span><text:span text:style-name="T8"> List&lt;Room&gt; findAvailableRooms(</text:span><text:span text:style-name="T10">RoomStyle</text:span><text:span text:style-name="T8"> </text:span><text:span text:style-name="T20">style</text:span><text:span text:style-name="T8">, Date </text:span><text:span text:style-name="T20">date</text:span><text:span text:style-name="T8">, </text:span><text:span text:style-name="T3">int</text:span><text:span text:style-name="T8"> </text:span><text:span text:style-name="T20">duration</text:span><text:span text:style-name="T8">) {</text:span></text:p>
      <text:p text:style-name="P2" loext:marker-style-name="T12"><text:span text:style-name="T8"><text:s text:c="8"/>List&lt;Room&gt; </text:span><text:span text:style-name="T20">availableRooms</text:span><text:span text:style-name="T8"> = </text:span><text:span text:style-name="T3">new</text:span><text:span text:style-name="T8"> ArrayList&lt;&gt;();</text:span></text:p>
      <text:p text:style-name="P2" loext:marker-style-name="T12"><text:span text:style-name="T8"><text:s text:c="8"/></text:span><text:span text:style-name="T3">for</text:span><text:span text:style-name="T8"> (Hotel </text:span><text:span text:style-name="T20">hotel</text:span><text:span text:style-name="T8"> : </text:span><text:span text:style-name="T16">hms</text:span><text:span text:style-name="T8">.getHotels()) {</text:span></text:p>
      <text:p text:style-name="P2" loext:marker-style-name="T12"><text:span text:style-name="T8"><text:s text:c="12"/></text:span><text:span text:style-name="T3">for</text:span><text:span text:style-name="T8"> (Room </text:span><text:span text:style-name="T20">room</text:span><text:span text:style-name="T8"> : </text:span><text:span text:style-name="T20">hotel</text:span><text:span text:style-name="T8">.getRooms()) {</text:span></text:p>
      <text:p text:style-name="P2" loext:marker-style-name="T12"><text:span text:style-name="T8"><text:s text:c="16"/></text:span><text:span text:style-name="T3">if</text:span><text:span text:style-name="T8"> (</text:span><text:span text:style-name="T20">room</text:span><text:span text:style-name="T8">.</text:span><text:span text:style-name="T10">getRoomStatus</text:span><text:span text:style-name="T8">() == </text:span><text:span text:style-name="T10">RoomStatus</text:span><text:span text:style-name="T8">.AVAILABLE &amp;&amp; </text:span><text:span text:style-name="T20">room</text:span><text:span text:style-name="T8">.</text:span><text:span text:style-name="T10">getRoomStyle</text:span><text:span text:style-name="T8">() == </text:span><text:span text:style-name="T20">style</text:span><text:span text:style-name="T8">) {</text:span></text:p>
      <text:p text:style-name="P2" loext:marker-style-name="T12"><text:span text:style-name="T8"><text:s text:c="20"/></text:span><text:span text:style-name="T20">availableRooms</text:span><text:span text:style-name="T8">.add(</text:span><text:span text:style-name="T20">room</text:span><text:span text:style-name="T8">);</text:span></text:p>
      <text:p text:style-name="P2" loext:marker-style-name="T12"><text:span text:style-name="T8"><text:s text:c="16"/>}</text:span><text:span text:style-name="T8"/></text:p>
      <text:p text:style-name="P2" loext:marker-style-name="T12"><text:span text:style-name="T8"><text:s text:c="12"/>}</text:span><text:span text:style-name="T8"/></text:p>
      <text:p text:style-name="P2" loext:marker-style-name="T12"><text:span text:style-name="T8"><text:s text:c="8"/>}</text:span><text:span text:style-name="T8"/></text:p>
      <text:p text:style-name="P2" loext:marker-style-name="T12"><text:span text:style-name="T8"><text:s text:c="8"/></text:span><text:span text:style-name="T3">return</text:span><text:span text:style-name="T8"> </text:span><text:span text:style-name="T20">availableRooms</text:span><text:span text:style-name="T8">;</text:span></text:p>
      <text:p text:style-name="P2" loext:marker-style-name="T12"><text:span text:style-name="T8"><text:s text:c="4"/>}</text:span><text:span text:style-name="T8"/></text:p>
      <text:p text:style-name="P2" loext:marker-style-name="T12"><text:span text:style-name="T8">}</text:span><text:span text:style-name="T8"/></text:p>
      <text:p text:style-name="P1" loext:marker-style-name="T12"/>
      <text:p text:style-name="P2" loext:marker-style-name="T12"><text:span text:style-name="T23"/></text:p>
      <text:p text:style-name="P2" loext:marker-style-name="T12"><text:span text:style-name="T23"/></text:p>
      <text:p text:style-name="P2" loext:marker-style-name="T12"><text:span text:style-name="T23">// Updated RoomBooking class</text:span><text:span text:style-name="T23"/></text:p>
      <text:p text:style-name="P2" loext:marker-style-name="T12"><text:span text:style-name="T3">class</text:span><text:span text:style-name="T8"> RoomBooking {</text:span></text:p>
      <text:p text:style-name="P2" loext:marker-style-name="T12"><text:span text:style-name="T8"><text:s text:c="4"/></text:span><text:span text:style-name="T23">// ... existing fields ...</text:span></text:p>
      <text:p text:style-name="P2" loext:marker-style-name="T12"><text:span text:style-name="T8"><text:s text:c="4"/></text:span><text:span text:style-name="T8"/></text:p>
      <text:p text:style-name="P2" loext:marker-style-name="T12"><text:span text:style-name="T8"><text:s text:c="4"/></text:span><text:span text:style-name="T3">public</text:span><text:span text:style-name="T8"> </text:span><text:span text:style-name="T3">void</text:span><text:span text:style-name="T8"> applyServiceCharge(</text:span><text:span text:style-name="T3">double</text:span><text:span text:style-name="T8"> </text:span><text:span text:style-name="T20">amount</text:span><text:span text:style-name="T8">) {</text:span></text:p>
      <text:p text:style-name="P2" loext:marker-style-name="T12"><text:span text:style-name="T8"><text:s text:c="8"/></text:span><text:span text:style-name="T3">this</text:span><text:span text:style-name="T8">.</text:span><text:span text:style-name="T10">totalRoomCharges</text:span><text:span text:style-name="T8"> = </text:span><text:span text:style-name="T3">new</text:span><text:span text:style-name="T8"> RoomServiceCharge(</text:span><text:span text:style-name="T10">totalRoomCharges</text:span><text:span text:style-name="T8">, </text:span><text:span text:style-name="T20">amount</text:span><text:span text:style-name="T8">);</text:span></text:p>
      <text:p text:style-name="P2" loext:marker-style-name="T12"><text:span text:style-name="T8"><text:s text:c="4"/>}</text:span><text:span text:style-name="T8"/></text:p>
      <text:p text:style-name="P2" loext:marker-style-name="T12"><text:span text:style-name="T8"><text:s text:c="4"/></text:span><text:span text:style-name="T8"/></text:p>
      <text:p text:style-name="P2" loext:marker-style-name="T12"><text:span text:style-name="T8"><text:s text:c="4"/></text:span><text:span text:style-name="T3">public</text:span><text:span text:style-name="T8"> </text:span><text:span text:style-name="T3">void</text:span><text:span text:style-name="T8"> applyPurchaseCharge(</text:span><text:span text:style-name="T3">double</text:span><text:span text:style-name="T8"> </text:span><text:span text:style-name="T20">amount</text:span><text:span text:style-name="T8">) {</text:span></text:p>
      <text:p text:style-name="P2" loext:marker-style-name="T12"><text:span text:style-name="T8"><text:s text:c="8"/></text:span><text:span text:style-name="T3">this</text:span><text:span text:style-name="T8">.</text:span><text:span text:style-name="T10">totalRoomCharges</text:span><text:span text:style-name="T8"> = </text:span><text:span text:style-name="T3">new</text:span><text:span text:style-name="T8"> InRoomPurchaseCharges(</text:span><text:span text:style-name="T10">totalRoomCharges</text:span><text:span text:style-name="T8">, </text:span><text:span text:style-name="T20">amount</text:span><text:span text:style-name="T8">);</text:span></text:p>
      <text:p text:style-name="P2" loext:marker-style-name="T12"><text:span text:style-name="T8"><text:s text:c="4"/>}</text:span><text:span text:style-name="T8"/></text:p>
      <text:p text:style-name="P2" loext:marker-style-name="T12"><text:span text:style-name="T8">}</text:span><text:span text:style-name="T8"/></text:p>
      <text:p text:style-name="P1" loext:marker-style-name="T12"/>
      <text:p text:style-name="P2" loext:marker-style-name="T12"><text:span text:style-name="T23">// Updated Decorators (immutable)</text:span><text:span text:style-name="T23"/></text:p>
      <text:p text:style-name="P2" loext:marker-style-name="T12"><text:span text:style-name="T3">class</text:span><text:span text:style-name="T8"> RoomServiceCharge </text:span><text:span text:style-name="T3">extends</text:span><text:span text:style-name="T8"> </text:span><text:span text:style-name="T10">RoomChargeDecorator</text:span><text:span text:style-name="T8"> {</text:span></text:p>
      <text:p text:style-name="P2" loext:marker-style-name="T12"><text:span text:style-name="T8"><text:s text:c="4"/></text:span><text:span text:style-name="T3">private</text:span><text:span text:style-name="T8"> </text:span><text:span text:style-name="T3">final</text:span><text:span text:style-name="T8"> </text:span><text:span text:style-name="T3">double</text:span><text:span text:style-name="T8"> </text:span><text:span text:style-name="T16">serviceCost</text:span><text:span text:style-name="T8">;</text:span></text:p>
      <text:p text:style-name="P1" loext:marker-style-name="T12"/>
      <text:p text:style-name="P2" loext:marker-style-name="T12"><text:span text:style-name="T8"><text:s text:c="4"/></text:span><text:span text:style-name="T3">public</text:span><text:span text:style-name="T8"> RoomServiceCharge(</text:span><text:span text:style-name="T10">BaseRoomCharge</text:span><text:span text:style-name="T8"> </text:span><text:span text:style-name="T20">decoratedCharge</text:span><text:span text:style-name="T8">, </text:span><text:span text:style-name="T3">double</text:span><text:span text:style-name="T8"> </text:span><text:span text:style-name="T20">serviceCost</text:span><text:span text:style-name="T8">) {</text:span></text:p>
      <text:p text:style-name="P2" loext:marker-style-name="T12"><text:span text:style-name="T8"><text:s text:c="8"/></text:span><text:span text:style-name="T3">super</text:span><text:span text:style-name="T8">(</text:span><text:span text:style-name="T20">decoratedCharge</text:span><text:span text:style-name="T8">);</text:span></text:p>
      <text:p text:style-name="P2" loext:marker-style-name="T12"><text:span text:style-name="T8"><text:s text:c="8"/></text:span><text:span text:style-name="T3">this</text:span><text:span text:style-name="T8">.</text:span><text:span text:style-name="T16">serviceCost</text:span><text:span text:style-name="T8"> = </text:span><text:span text:style-name="T20">serviceCost</text:span><text:span text:style-name="T8">;</text:span></text:p>
      <text:p text:style-name="P2" loext:marker-style-name="T12"><text:span text:style-name="T8"><text:s text:c="4"/>}</text:span><text:span text:style-name="T8"/></text:p>
      <text:p text:style-name="P1" loext:marker-style-name="T12"/>
      <text:p text:style-name="P2" loext:marker-style-name="T12"><text:span text:style-name="T8"><text:s text:c="4"/></text:span><text:span text:style-name="T28">@Override</text:span></text:p>
      <text:p text:style-name="P2" loext:marker-style-name="T12"><text:span text:style-name="T8"><text:s text:c="4"/></text:span><text:span text:style-name="T3">public</text:span><text:span text:style-name="T8"> Double </text:span><text:span text:style-name="T10">getCost()</text:span><text:span text:style-name="T8"> {</text:span></text:p>
      <text:p text:style-name="P2" loext:marker-style-name="T12"><text:span text:style-name="T8"><text:s text:c="8"/></text:span><text:span text:style-name="T3">return</text:span><text:span text:style-name="T8"> </text:span><text:span text:style-name="T4">super</text:span><text:span text:style-name="T8">.decoratedCharge.getCost() + </text:span><text:span text:style-name="T16">serviceCost</text:span><text:span text:style-name="T8">;</text:span></text:p>
      <text:p text:style-name="P2" loext:marker-style-name="T12"><text:span text:style-name="T8"><text:s text:c="4"/>}</text:span><text:span text:style-name="T8"/></text:p>
      <text:p text:style-name="P2" loext:marker-style-name="T12"><text:span text:style-name="T8">}</text:span><text:span text:style-name="T8"/></text:p>
      <text:p text:style-name="P1" loext:marker-style-name="T12"/>
      <text:p text:style-name="P2" loext:marker-style-name="T12"><text:span text:style-name="T3">class</text:span><text:span text:style-name="T8"> InRoomPurchaseCharges </text:span><text:span text:style-name="T3">extends</text:span><text:span text:style-name="T8"> </text:span><text:span text:style-name="T10">RoomChargeDecorator</text:span><text:span text:style-name="T8"> {</text:span></text:p>
      <text:p text:style-name="P2" loext:marker-style-name="T12"><text:span text:style-name="T8"><text:s text:c="4"/></text:span><text:span text:style-name="T3">private</text:span><text:span text:style-name="T8"> </text:span><text:span text:style-name="T3">final</text:span><text:span text:style-name="T8"> </text:span><text:span text:style-name="T3">double</text:span><text:span text:style-name="T8"> </text:span><text:span text:style-name="T16">purchaseCost</text:span><text:span text:style-name="T8">;</text:span></text:p>
      <text:p text:style-name="P1" loext:marker-style-name="T12"/>
      <text:p text:style-name="P2" loext:marker-style-name="T12"><text:span text:style-name="T8"><text:s text:c="4"/></text:span><text:span text:style-name="T3">public</text:span><text:span text:style-name="T8"> InRoomPurchaseCharges(</text:span><text:span text:style-name="T10">BaseRoomCharge</text:span><text:span text:style-name="T8"> </text:span><text:span text:style-name="T20">decoratedCharge</text:span><text:span text:style-name="T8">, </text:span><text:span text:style-name="T3">double</text:span><text:span text:style-name="T8"> </text:span><text:span text:style-name="T20">purchaseCost</text:span><text:span text:style-name="T8">) {</text:span></text:p>
      <text:p text:style-name="P2" loext:marker-style-name="T12"><text:span text:style-name="T8"><text:s text:c="8"/></text:span><text:span text:style-name="T3">super</text:span><text:span text:style-name="T8">(</text:span><text:span text:style-name="T20">decoratedCharge</text:span><text:span text:style-name="T8">);</text:span></text:p>
      <text:p text:style-name="P2" loext:marker-style-name="T12"><text:span text:style-name="T8"><text:s text:c="8"/></text:span><text:span text:style-name="T3">this</text:span><text:span text:style-name="T8">.</text:span><text:span text:style-name="T16">purchaseCost</text:span><text:span text:style-name="T8"> = </text:span><text:span text:style-name="T20">purchaseCost</text:span><text:span text:style-name="T8">;</text:span></text:p>
      <text:p text:style-name="P2" loext:marker-style-name="T12"><text:span text:style-name="T8"><text:s text:c="4"/>}</text:span><text:span text:style-name="T8"/></text:p>
      <text:p text:style-name="P1" loext:marker-style-name="T12"/>
      <text:p text:style-name="P2" loext:marker-style-name="T12"><text:span text:style-name="T8"><text:s text:c="4"/></text:span><text:span text:style-name="T28">@Override</text:span></text:p>
      <text:p text:style-name="P2" loext:marker-style-name="T12"><text:span text:style-name="T8"><text:s text:c="4"/></text:span><text:span text:style-name="T3">public</text:span><text:span text:style-name="T8"> Double </text:span><text:span text:style-name="T10">getCost()</text:span><text:span text:style-name="T8"> {</text:span></text:p>
      <text:p text:style-name="P2" loext:marker-style-name="T12"><text:span text:style-name="T8"><text:s text:c="8"/></text:span><text:span text:style-name="T3">return</text:span><text:span text:style-name="T8"> </text:span><text:span text:style-name="T4">super</text:span><text:span text:style-name="T8">.decoratedCharge.getCost() + </text:span><text:span text:style-name="T16">purchaseCost</text:span><text:span text:style-name="T8">;</text:span></text:p>
      <text:p text:style-name="P2" loext:marker-style-name="T12"><text:span text:style-name="T8"><text:s text:c="4"/>}</text:span><text:span text:style-name="T8"/></text:p>
      <text:p text:style-name="P2" loext:marker-style-name="T12"><text:span text:style-name="T8">}</text:span><text:span text:style-name="T8"/></text:p>
      <text:p text:style-name="P1" loext:marker-style-name="T12"/>
      <text:p text:style-name="P2" loext:marker-style-name="T12"><text:span text:style-name="T23">// Updated BillGeneration</text:span><text:span text:style-name="T23"/></text:p>
      <text:p text:style-name="P2" loext:marker-style-name="T12"><text:span text:style-name="T3">class</text:span><text:span text:style-name="T8"> BillGeneration {</text:span></text:p>
      <text:p text:style-name="P2" loext:marker-style-name="T12"><text:span text:style-name="T8"><text:s text:c="4"/></text:span><text:span text:style-name="T3">public</text:span><text:span text:style-name="T8"> </text:span><text:span text:style-name="T3">void</text:span><text:span text:style-name="T8"> printBill(RoomBooking </text:span><text:span text:style-name="T20">booking</text:span><text:span text:style-name="T8">) {</text:span></text:p>
      <text:p text:style-name="P2" loext:marker-style-name="T12"><text:span text:style-name="T8"><text:s text:c="8"/></text:span><text:span text:style-name="T3">double</text:span><text:span text:style-name="T8"> </text:span><text:span text:style-name="T20">total</text:span><text:span text:style-name="T8"> = </text:span><text:span text:style-name="T20">booking</text:span><text:span text:style-name="T8">.</text:span><text:span text:style-name="T10">totalRoomCharges</text:span><text:span text:style-name="T8">.getCost();</text:span></text:p>
      <text:p text:style-name="P2" loext:marker-style-name="T12"><text:span text:style-name="T8"><text:s text:c="8"/>System.</text:span><text:span text:style-name="T17">out</text:span><text:span text:style-name="T8">.println(</text:span><text:span text:style-name="T26">"\n========= FINAL BILL ========="</text:span><text:span text:style-name="T8">);</text:span></text:p>
      <text:p text:style-name="P2" loext:marker-style-name="T12"><text:span text:style-name="T8"><text:s text:c="8"/>System.</text:span><text:span text:style-name="T17">out</text:span><text:span text:style-name="T8">.println(</text:span><text:span text:style-name="T26">"Booking ID: "</text:span><text:span text:style-name="T8"> + </text:span><text:span text:style-name="T20">booking</text:span><text:span text:style-name="T8">.</text:span><text:span text:style-name="T10">bookingId</text:span><text:span text:style-name="T8">);</text:span></text:p>
      <text:p text:style-name="P2" loext:marker-style-name="T12"><text:span text:style-name="T8"><text:s text:c="8"/>System.</text:span><text:span text:style-name="T17">out</text:span><text:span text:style-name="T8">.println(</text:span><text:span text:style-name="T26">"Guest: "</text:span><text:span text:style-name="T8"> + </text:span><text:span text:style-name="T20">booking</text:span><text:span text:style-name="T8">.</text:span><text:span text:style-name="T10">guestList</text:span><text:span text:style-name="T8">.get(0).name);</text:span></text:p>
      <text:p text:style-name="P2" loext:marker-style-name="T12"><text:span text:style-name="T8"><text:s text:c="8"/>System.</text:span><text:span text:style-name="T17">out</text:span><text:span text:style-name="T8">.println(</text:span><text:span text:style-name="T26">"Room: "</text:span><text:span text:style-name="T8"> + </text:span><text:span text:style-name="T20">booking</text:span><text:span text:style-name="T8">.</text:span><text:span text:style-name="T10">roomInfo</text:span><text:span text:style-name="T8">.get(0).roomNumber);</text:span></text:p>
      <text:p text:style-name="P2" loext:marker-style-name="T12"><text:span text:style-name="T8"><text:s text:c="8"/>System.</text:span><text:span text:style-name="T17">out</text:span><text:span text:style-name="T8">.println(</text:span><text:span text:style-name="T26">"Total Charges: $"</text:span><text:span text:style-name="T8"> + </text:span><text:span text:style-name="T20">total</text:span><text:span text:style-name="T8">);</text:span></text:p>
      <text:p text:style-name="P2" loext:marker-style-name="T12"><text:span text:style-name="T8"><text:s text:c="8"/>System.</text:span><text:span text:style-name="T17">out</text:span><text:span text:style-name="T8">.println(</text:span><text:span text:style-name="T26">"==============================\n"</text:span><text:span text:style-name="T8">);</text:span></text:p>
      <text:p text:style-name="P2" loext:marker-style-name="T12"><text:span text:style-name="T8"><text:s text:c="4"/>}</text:span><text:span text:style-name="T8"/></text:p>
      <text:p text:style-name="P2" loext:marker-style-name="T12"><text:span text:style-name="T8">}</text:span><text:span text:style-name="T8"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16:15:17.771140919</meta:creation-date>
    <dc:date>2025-07-05T16:21:36.319097713</dc:date>
    <meta:editing-duration>PT6M19S</meta:editing-duration>
    <meta:editing-cycles>1</meta:editing-cycles>
    <meta:document-statistic meta:table-count="0" meta:image-count="0" meta:object-count="0" meta:page-count="3" meta:paragraph-count="179" meta:word-count="627" meta:character-count="6347" meta:non-whitespace-character-count="4640"/>
    <meta:generator>LibreOffice/24.2.7.2$Linux_X86_64 LibreOffice_project/420$Build-2</meta:generator>
  </office:meta>
</office:document-meta>
</file>